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a xlink:type="simple" xlink:href="https://stackoverflow.com/questions/7974849/how-can-i-make-one-python-file-run-another" text:style-name="Internet_20_link" text:visited-style-name="Visited_20_Internet_20_Link">How can I make one python file run another</text:a></text:h>
      <text:p text:style-name="Standard"/>
      <text:p text:style-name="Standard"/>
      <text:p text:style-name="Text_20_body">There are more than a few ways. I'll list them in order of inverted preference (<text:span text:style-name="Emphasis">i.e.</text:span>, best first, worst last):</text:p>
      <text:list xml:id="list602416199" text:style-name="L1">
        <text:list-item>
          <text:p text:style-name="P2"><text:span text:style-name="Strong_20_Emphasis">Treat it like a module:</text:span> <text:span text:style-name="Source_20_Text">import file</text:span>. This is good because it's secure, fast, and maintainable. Code gets reused as it's supposed to be done. Most Python libraries run using multiple methods stretched over lots of files. Highly recommended. Note that if your file is called <text:span text:style-name="Source_20_Text">file.py</text:span>, your <text:span text:style-name="Source_20_Text">import</text:span> should <text:span text:style-name="Emphasis">not</text:span> include the <text:span text:style-name="Source_20_Text">.py</text:span> extension at the end. </text:p>
        </text:list-item>
        <text:list-item>
          <text:p text:style-name="P2"><text:span text:style-name="Strong_20_Emphasis">The infamous (and unsafe) </text:span><text:a xlink:type="simple" xlink:href="http://docs.python.org/library/functions.html#exec" text:style-name="Internet_20_link" text:visited-style-name="Visited_20_Internet_20_Link"><text:span text:style-name="Strong_20_Emphasis">exec</text:span></text:a><text:span text:style-name="Strong_20_Emphasis"> command:</text:span> <text:span text:style-name="Source_20_Text">execfile('file.py')</text:span>. Insecure, hacky, usually the wrong answer. Avoid where possible. </text:p>
        </text:list-item>
        <text:list-item>
          <text:p text:style-name="P1"><text:span text:style-name="Strong_20_Emphasis">Spawn a shell process:</text:span> <text:span text:style-name="Source_20_Text">os.system('python file.py')</text:span>. Use when desperate.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1:48:38.481380212</meta:creation-date>
    <dc:date>2019-05-26T11:49:07.058540641</dc:date>
    <meta:editing-duration>PT29S</meta:editing-duration>
    <meta:editing-cycles>2</meta:editing-cycles>
    <meta:generator>LibreOffice/6.0.7.3$Linux_X86_64 LibreOffice_project/00m0$Build-3</meta:generator>
    <meta:document-statistic meta:table-count="0" meta:image-count="0" meta:object-count="0" meta:page-count="1" meta:paragraph-count="5" meta:word-count="115" meta:character-count="699" meta:non-whitespace-character-count="589"/>
  </office:meta>
</office:document-meta>
</file>